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0403in" fo:margin-left="-0.075in" fo:margin-top="0in" fo:margin-bottom="0in" table:align="left" style:writing-mode="lr-tb"/>
    </style:style>
    <style:style style:name="Table1.A" style:family="table-column">
      <style:table-column-properties style:column-width="1.1417in"/>
    </style:style>
    <style:style style:name="Table1.B" style:family="table-column">
      <style:table-column-properties style:column-width="1.2208in"/>
    </style:style>
    <style:style style:name="Table1.F" style:family="table-column">
      <style:table-column-properties style:column-width="1.0153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3" style:family="table-row">
      <style:table-row-properties style:row-height="0.2799in" fo:keep-together="always"/>
    </style:style>
    <style:style style:name="Table2" style:family="table">
      <style:table-properties style:width="6.6938in" fo:margin-left="0in" fo:margin-top="0in" fo:margin-bottom="0in" table:align="left" style:writing-mode="lr-tb"/>
    </style:style>
    <style:style style:name="Table2.A" style:family="table-column">
      <style:table-column-properties style:column-width="5.5125in"/>
    </style:style>
    <style:style style:name="Table2.B" style:family="table-column">
      <style:table-column-properties style:column-width="1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fo:letter-spacing="0.0138in" officeooo:rsid="000811e7" officeooo:paragraph-rsid="000811e7" style:font-size-asian="12pt" style:font-size-complex="12pt"/>
    </style:style>
    <style:style style:name="P2" style:family="paragraph" style:parent-style-name="Standard">
      <style:paragraph-properties fo:margin-left="0in" fo:margin-right="0in" fo:line-height="120%" fo:text-align="center" style:justify-single-word="false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officeooo:rsid="00069732" officeooo:paragraph-rsid="00069732" style:font-size-complex="12pt"/>
    </style:style>
    <style:style style:name="P3" style:family="paragraph" style:parent-style-name="Standard">
      <style:paragraph-properties fo:margin-left="0in" fo:margin-right="0in" fo:line-height="120%" fo:text-indent="0in" style:auto-text-indent="false" style:writing-mode="lr-tb">
        <style:tab-stops>
          <style:tab-stop style:position="5.4146in" style:type="center"/>
          <style:tab-stop style:position="6.8902in" style:type="right"/>
        </style:tab-stops>
      </style:paragraph-properties>
      <style:text-properties officeooo:paragraph-rsid="0005674e"/>
    </style:style>
    <style:style style:name="P4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5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/>
    </style:style>
    <style:style style:name="P6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7" style:family="paragraph" style:parent-style-name="Ноcf0мальный">
      <style:paragraph-properties fo:margin-left="0in" fo:margin-right="0in" fo:margin-top="0.1665in" fo:margin-bottom="0in" loext:contextual-spacing="false" fo:line-height="120%" fo:text-align="center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8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>
        <style:tab-stops>
          <style:tab-stop style:position="1.0835in"/>
          <style:tab-stop style:position="4.7252in"/>
          <style:tab-stop style:position="5.9063in"/>
        </style:tab-stops>
      </style:paragraph-properties>
    </style:style>
    <style:style style:name="P9" style:family="paragraph" style:parent-style-name="Ноcf0мальный">
      <style:paragraph-properties fo:margin-left="0in" fo:margin-right="0in" fo:margin-top="0.3937in" fo:margin-bottom="0in" loext:contextual-spacing="false" fo:line-height="120%" fo:text-indent="0in" style:auto-text-indent="false" style:writing-mode="lr-tb">
        <style:tab-stops>
          <style:tab-stop style:position="6.8902in" style:type="right"/>
        </style:tab-stops>
      </style:paragraph-properties>
    </style:style>
    <style:style style:name="P10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6.8909in" style:type="right"/>
        </style:tab-stops>
      </style:paragraph-properties>
    </style:style>
    <style:style style:name="P13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6.8909in" style:type="right"/>
        </style:tab-stops>
      </style:paragraph-properties>
      <style:text-properties officeooo:paragraph-rsid="0005674e"/>
    </style:style>
    <style:style style:name="P14" style:family="paragraph" style:parent-style-name="Standard">
      <style:paragraph-properties fo:margin-left="0in" fo:margin-right="-0.0008in" fo:line-height="120%" fo:text-align="justify" style:justify-single-word="false" fo:text-indent="0in" style:auto-text-indent="false" style:writing-mode="lr-tb">
        <style:tab-stops>
          <style:tab-stop style:position="1.6736in"/>
        </style:tab-stops>
      </style:paragraph-properties>
    </style:style>
    <style:style style:name="P15" style:family="paragraph" style:parent-style-name="Standard">
      <style:paragraph-properties fo:margin-left="0in" fo:margin-right="-0.0008in" fo:margin-top="0.0835in" fo:margin-bottom="0in" loext:contextual-spacing="false" fo:line-height="120%" fo:text-indent="0in" style:auto-text-indent="false" style:writing-mode="lr-tb">
        <style:tab-stops>
          <style:tab-stop style:position="2.3626in"/>
          <style:tab-stop style:position="6.8909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line-height="120%" fo:text-align="justify" style:justify-single-word="false" fo:text-indent="0.3937in" style:auto-text-indent="false" style:writing-mode="lr-tb"/>
      <style:text-properties style:use-window-font-color="true" fo:background-color="transparent"/>
    </style:style>
    <style:style style:name="P17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>
        <style:tab-stops>
          <style:tab-stop style:position="1.0835in"/>
          <style:tab-stop style:position="4.7252in"/>
          <style:tab-stop style:position="5.9063in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Ноcf0мальный">
      <style:paragraph-properties fo:margin-left="0in" fo:margin-right="0in" fo:margin-top="0.1665in" fo:margin-bottom="0in" loext:contextual-spacing="false" fo:line-height="120%" fo:text-indent="0in" style:auto-text-indent="false" style:writing-mode="lr-tb"/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P19" style:family="paragraph" style:parent-style-name="Standard" style:master-page-name="Standard">
      <style:paragraph-properties fo:margin-left="0in" fo:margin-right="-0.0008in" fo:line-height="150%" fo:text-align="center" style:justify-single-word="false" fo:text-indent="0in" style:auto-text-indent="false" style:page-number="auto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20" style:family="paragraph" style:parent-style-name="Standard">
      <style:paragraph-properties fo:margin-left="0in" fo:margin-right="-0.0008in" fo:line-height="150%" fo:text-align="center" style:justify-single-word="false" fo:text-indent="0in" style:auto-text-indent="false" style:writing-mode="lr-tb"/>
      <style:text-properties fo:text-transform="uppercase" style:font-name="Times New Roman" fo:font-size="8pt" fo:language="ru" fo:country="RU" fo:font-weight="bold" style:font-size-asian="8pt" style:language-asian="ru" style:country-asian="RU" style:font-weight-asian="bold" style:font-name-complex="Times New Roman1" style:font-size-complex="8pt" style:language-complex="ar" style:country-complex="SA"/>
    </style:style>
    <style:style style:name="P21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fo:text-transform="uppercase" style:font-name="Times New Roman" fo:font-size="20pt" fo:letter-spacing="0.028in" fo:language="ru" fo:country="RU" fo:font-weight="bold" style:font-size-asian="20pt" style:language-asian="ru" style:country-asian="RU" style:font-weight-asian="bold" style:font-name-complex="Times New Roman1" style:font-size-complex="20pt" style:language-complex="ar" style:country-complex="SA"/>
    </style:style>
    <style:style style:name="P22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3pt" fo:language="ru" fo:country="RU" fo:font-weight="bold" style:font-size-asian="13pt" style:language-asian="ru" style:country-asian="RU" style:font-weight-asian="bold" style:font-name-complex="Times New Roman1" style:font-size-complex="13pt" style:language-complex="ar" style:country-complex="SA"/>
    </style:style>
    <style:style style:name="P23" style:family="paragraph" style:parent-style-name="Standard">
      <style:paragraph-properties fo:margin-left="0in" fo:margin-right="-0.0008in" fo:text-align="center" style:justify-single-word="false" fo:text-indent="0in" style:auto-text-indent="false" style:writing-mode="lr-tb"/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0pt" style:language-complex="ar" style:country-complex="SA"/>
    </style:style>
    <style:style style:name="P24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fo:font-size="12pt" fo:language="ru" fo:country="RU" fo:font-style="italic" style:text-underline-style="solid" style:text-underline-width="auto" style:text-underline-color="font-color" officeooo:paragraph-rsid="0005674e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P25" style:family="paragraph" style:parent-style-name="Standard">
      <style:paragraph-properties fo:margin-left="0in" fo:margin-right="-0.0008in" fo:line-height="120%" fo:text-indent="0in" style:auto-text-indent="false" style:writing-mode="lr-tb">
        <style:tab-stops>
          <style:tab-stop style:position="2.461in"/>
          <style:tab-stop style:position="2.8547in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26" style:family="paragraph" style:parent-style-name="Standard">
      <style:paragraph-properties fo:margin-left="0in" fo:margin-right="-0.0008in" fo:line-height="120%" fo:text-align="justify" style:justify-single-word="false" fo:text-indent="0in" style:auto-text-indent="false" style:writing-mode="lr-tb">
        <style:tab-stops>
          <style:tab-stop style:position="1.6736in"/>
        </style:tab-stops>
      </style:paragraph-properties>
      <style:text-properties style:font-name="Times New Roman" fo:font-size="12pt" fo:letter-spacing="0.0138in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27" style:family="paragraph" style:parent-style-name="Standard">
      <style:paragraph-properties fo:margin-left="0in" fo:margin-right="-0.0008in" fo:line-height="120%" fo:text-align="center" style:justify-single-word="false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fo:font-weight="bold" style:font-weight-asian="bold" style:font-weight-complex="bold"/>
    </style:style>
    <style:style style:name="P28" style:family="paragraph" style:parent-style-name="Standard">
      <style:paragraph-properties fo:margin-left="0in" fo:margin-right="-0.0008in" fo:line-height="120%" fo:text-align="center" style:justify-single-word="false" fo:text-indent="0in" style:auto-text-indent="false" style:writing-mode="lr-tb">
        <style:tab-stops>
          <style:tab-stop style:position="6.8909in" style:type="right"/>
        </style:tab-stops>
      </style:paragraph-properties>
      <style:text-properties style:font-name="Times New Roman" style:font-size-complex="12pt"/>
    </style:style>
    <style:style style:name="P29" style:family="paragraph" style:parent-style-name="Standard" style:list-style-name="L1">
      <style:paragraph-properties fo:line-height="120%" style:writing-mode="lr-tb">
        <style:tab-stops>
          <style:tab-stop style:position="6.8909in" style:type="right"/>
        </style:tab-stops>
      </style:paragraph-properties>
      <style:text-properties style:font-name="Times New Roman" fo:font-size="12pt" fo:language="ru" fo:country="RU" fo:font-style="italic" style:text-underline-style="none" fo:font-weight="normal" officeooo:paragraph-rsid="0005674e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P30" style:family="paragraph" style:parent-style-name="Standard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weight="bold" style:font-weight-asian="bold"/>
    </style:style>
    <style:style style:name="P31" style:family="paragraph" style:parent-style-name="Standard" style:list-style-name="">
      <style:paragraph-properties fo:margin-left="0in" fo:margin-right="0in" fo:line-height="120%" fo:text-align="center" style:justify-single-word="false" fo:text-indent="0in" style:auto-text-indent="false" style:writing-mode="lr-tb">
        <style:tab-stops/>
      </style:paragraph-properties>
      <style:text-properties style:font-name="Times New Roman" fo:font-size="9pt" fo:font-weight="bold" style:font-size-asian="9pt" style:font-weight-asian="bold" style:font-size-complex="9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style:writing-mode="lr-tb">
        <style:tab-stops/>
      </style:paragraph-properties>
      <style:text-properties style:font-name="Times New Roman" fo:font-size="12pt" fo:font-style="italic" officeooo:rsid="000811e7" officeooo:paragraph-rsid="000811e7" fo:background-color="transparent" style:font-size-asian="12pt" style:font-style-asian="italic" style:font-size-complex="12pt"/>
    </style:style>
    <style:style style:name="P33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fo:break-before="page" style:writing-mode="lr-tb">
        <style:tab-stops>
          <style:tab-stop style:position="1.6736in"/>
        </style:tab-stops>
      </style:paragraph-properties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P34" style:family="paragraph" style:parent-style-name="Standard">
      <style:paragraph-properties fo:margin-left="0in" fo:margin-right="0in" fo:margin-top="0.1665in" fo:margin-bottom="0in" loext:contextual-spacing="false" fo:line-height="120%" fo:text-align="justify" style:justify-single-word="false" fo:text-indent="0in" style:auto-text-indent="false" style:writing-mode="lr-tb">
        <style:tab-stops>
          <style:tab-stop style:position="6.8902in" style:type="right"/>
        </style:tab-stops>
      </style:paragraph-properties>
      <style:text-properties style:use-window-font-color="true" style:font-name="Times New Roman" fo:font-size="12pt" fo:language="ru" fo:country="RU" fo:font-style="italic" fo:background-color="transparent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P35" style:family="paragraph" style:parent-style-name="Standard" style:list-style-name="WWNum4">
      <style:paragraph-properties fo:margin-left="0.5909in" fo:margin-right="0in" fo:margin-top="0.1665in" fo:margin-bottom="0in" loext:contextual-spacing="false" fo:line-height="120%" fo:text-align="justify" style:justify-single-word="false" fo:text-indent="-0.1972in" style:auto-text-indent="false" style:writing-mode="lr-tb"/>
      <style:text-properties fo:font-variant="normal" fo:text-transform="none" style:use-window-font-color="true" style:font-name="Times New Roman" fo:font-size="12pt" fo:letter-spacing="normal" fo:language="en" fo:country="US" fo:font-style="italic" fo:font-weight="normal" fo:background-color="transparent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P36" style:family="paragraph" style:parent-style-name="Standard" style:list-style-name="WWNum6">
      <style:paragraph-properties fo:margin-left="0.5909in" fo:margin-right="0in" fo:margin-top="0.1665in" fo:margin-bottom="0in" loext:contextual-spacing="false" fo:line-height="120%" fo:text-align="justify" style:justify-single-word="false" fo:text-indent="-0.1972in" style:auto-text-indent="false" style:writing-mode="lr-tb"/>
      <style:text-properties fo:font-variant="normal" fo:text-transform="none" style:use-window-font-color="true" style:font-name="Times New Roman" fo:font-size="12pt" fo:letter-spacing="normal" fo:language="en" fo:country="US" fo:font-style="italic" fo:font-weight="normal" fo:background-color="transparent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T2" style:family="text">
      <style:text-properties style:font-name="Times New Roman" fo:font-size="12pt" fo:language="ru" fo:country="RU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3" style:family="text">
      <style:text-properties style:font-name="Times New Roman" fo:font-size="12pt" fo:language="ru" fo:country="RU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4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fo:language="ru" fo:country="RU" fo:font-style="italic" style:text-underline-style="solid" style:text-underline-width="auto" style:text-underline-color="font-color" officeooo:rsid="0005674e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6" style:family="text">
      <style:text-properties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7" style:family="text">
      <style:text-properties style:font-name="Times New Roman" fo:font-size="12pt" fo:language="ru" fo:country="RU" fo:font-style="italic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8" style:family="text">
      <style:text-properties style:font-name="Times New Roman" fo:font-size="12pt" fo:language="ru" fo:country="RU" fo:font-style="italic" officeooo:rsid="000811e7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9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language-asian="ru" style:country-asian="RU" style:font-name-complex="Times New Roman1" style:font-size-complex="12pt" style:language-complex="ar" style:country-complex="SA"/>
    </style:style>
    <style:style style:name="T10" style:family="text">
      <style:text-properties style:font-name="Times New Roman" fo:font-size="12pt" fo:language="ru" fo:country="RU" style:text-underline-style="solid" style:text-underline-width="auto" style:text-underline-color="font-color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font-name="Times New Roman" fo:font-size="12pt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font-name="Times New Roman" fo:font-size="12pt" fo:language="en" fo:country="US" fo:font-weight="bold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13" style:family="text">
      <style:text-properties style:font-name="Times New Roman" fo:font-size="12pt" fo:language="en" fo:country="US" fo:font-style="italic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14" style:family="text">
      <style:text-properties style:font-name="Times New Roman" fo:font-size="12pt" fo:language="en" fo:country="US" style:font-size-asian="12pt" style:language-asian="ru" style:country-asian="RU" style:font-name-complex="Times New Roman1" style:font-size-complex="12pt" style:language-complex="ar" style:country-complex="SA"/>
    </style:style>
    <style:style style:name="T15" style:family="text">
      <style:text-properties style:font-name="Times New Roman" fo:font-size="12pt" fo:language="en" fo:country="US" officeooo:rsid="00086fde" style:font-size-asian="12pt" style:language-asian="ru" style:country-asian="RU" style:font-name-complex="Times New Roman1" style:font-size-complex="12pt" style:language-complex="ar" style:country-complex="SA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 style:language-complex="ar" style:country-complex="SA" style:font-style-complex="italic"/>
    </style:style>
    <style:style style:name="T17" style:family="text">
      <style:text-properties style:font-name="Times New Roman" fo:font-size="12pt" fo:letter-spacing="0.0138in" fo:language="ru" fo:country="RU" style:font-size-asian="12pt" style:language-asian="ru" style:country-asian="RU" style:font-name-complex="Times New Roman1" style:font-size-complex="12pt" style:language-complex="ar" style:country-complex="SA"/>
    </style:style>
    <style:style style:name="T18" style:family="text">
      <style:text-properties style:use-window-font-color="true" style:font-name="Times New Roman" fo:font-size="12pt" fo:language="ru" fo:country="RU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20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5674e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21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811e7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22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officeooo:rsid="0008b499" fo:background-color="transparent" loext:char-shading-value="0" style:font-size-asian="12pt" style:language-asian="ru" style:country-asian="RU" style:font-style-asian="italic" style:font-name-complex="Times New Roman1" style:font-size-complex="12pt" style:language-complex="ar" style:country-complex="SA"/>
    </style:style>
    <style:style style:name="T23" style:family="text">
      <style:text-properties style:use-window-font-color="true" style:font-name="Times New Roman" fo:font-size="12pt" fo:language="ru" fo:country="RU" fo:font-style="italic" style:text-underline-style="solid" style:text-underline-width="auto" style:text-underline-color="font-color" fo:font-weight="normal" officeooo:rsid="00086fde" fo:background-color="transparent" loext:char-shading-value="0" style:font-size-asian="12pt" style:language-asian="ru" style:country-asian="RU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24" style:family="text">
      <style:text-properties style:use-window-font-color="true" style:font-name="Times New Roman" fo:font-size="12pt" fo:language="ru" fo:country="RU" style:text-underline-style="solid" style:text-underline-width="auto" style:text-underline-color="font-color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25" style:family="text">
      <style:text-properties style:use-window-font-color="true" style:font-name="Times New Roman" fo:font-size="12pt" fo:language="ru" fo:country="RU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fo:language="en" fo:country="US" fo:font-weight="bold" fo:background-color="transparent" loext:char-shading-value="0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27" style:family="text">
      <style:text-properties style:use-window-font-color="true" style:font-name="Times New Roman" fo:font-size="12pt" fo:language="en" fo:country="US" fo:background-color="transparent" loext:char-shading-value="0" style:font-size-asian="12pt" style:language-asian="ru" style:country-asian="RU" style:font-name-complex="Times New Roman1" style:font-size-complex="12pt" style:language-complex="ar" style:country-complex="SA"/>
    </style:style>
    <text:list-style style:name="L1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и науки Российской Федерации</text:p>
      <text:p text:style-name="P20">федеральное государственное автономное образовательное учреждение высшего образования </text:p>
      <text:p text:style-name="P22">“САНКТ-ПЕТЕРБУРГСКИЙ НАЦИОНАЛЬНЫЙ ИССЛЕДОВАТЕЛЬСКИЙ </text:p>
      <text:p text:style-name="P22">УНИВЕРСИТЕТ ИНФОРМАЦИОННЫХ ТЕХНОЛОГИЙ, </text:p>
      <text:p text:style-name="P22">МЕХАНИКИ И ОПТИКИ”</text:p>
      <text:p text:style-name="P10"/>
      <text:p text:style-name="P21">АнНотация</text:p>
      <text:p text:style-name="P11"/>
      <text:p text:style-name="P23">ВЫПУСКНОЙ КВАЛИФИКАЦИОННОЙ РАБОТЫ</text:p>
      <text:p text:style-name="P9"><text:span text:style-name="T18">Студента</text:span><text:span text:style-name="T26"> </text:span><text:span text:style-name="T20">Агапова Георги</text:span><text:span text:style-name="T22">я</text:span><text:span text:style-name="T20"> Дмитриевича</text:span><text:span text:style-name="T9"><text:tab/></text:span></text:p>
      <text:p text:style-name="P3"><text:span text:style-name="T2">Наименование темы ВКР: </text:span><text:span text:style-name="FillIn"><text:span text:style-name="T16"><text:tab/>Разработка модели криптовалюты на основе алгоритма кон-</text:span></text:span></text:p>
      <text:p text:style-name="P3"><text:span text:style-name="FillIn"><text:span text:style-name="T16">сенсуса, реализующего метод доказательства доли владения<text:tab/><text:tab/></text:span></text:span></text:p>
      <text:p text:style-name="P6"><text:span text:style-name="T2">Наименование организации, где выполнена ВКР</text:span><text:span text:style-name="T11"> </text:span><text:span text:style-name="T4">Университет ИТМО</text:span><text:span text:style-name="T9"><text:tab/></text:span></text:p>
      <text:p text:style-name="P7"><text:span text:style-name="T2">ХАРАКТЕРИСТИКА</text:span><text:span text:style-name="T1"> ВЫПУСКНОЙ КВАЛИФИКАЦИОННОЙ РАБОТЫ</text:span></text:p>
      <text:p text:style-name="P13"><text:span text:style-name="T11">1</text:span><text:span text:style-name="T2"> </text:span><text:span text:style-name="T11">Цель</text:span><text:span text:style-name="T2"> </text:span><text:span text:style-name="T11">исследования</text:span><text:span text:style-name="T2"> </text:span><text:span text:style-name="T4"><text:tab/>Построение модели криптовалюты на основе алгоритма консен-</text:span></text:p>
      <text:p text:style-name="P24">суса, использующего метод доказательства доли владения<text:tab/></text:p>
      <text:p text:style-name="P13"><text:span text:style-name="T11">2</text:span><text:span text:style-name="T2"> </text:span><text:span text:style-name="T11">Задачи,</text:span><text:span text:style-name="T2"> </text:span><text:span text:style-name="T11">решаемые</text:span><text:span text:style-name="T2"> </text:span><text:span text:style-name="T11">в</text:span><text:span text:style-name="T2"> </text:span><text:span text:style-name="T11">ВКР</text:span><text:span text:style-name="T2"> </text:span></text:p>
      <text:list xml:id="list350382997" text:style-name="L1">
        <text:list-item>
          <text:p text:style-name="P29">анализ спецификаций существующих блокчейн, попыток построения модели блокчейн-систем;</text:p>
        </text:list-item>
        <text:list-item>
          <text:p text:style-name="P29">построение модели блокчейн-системы;</text:p>
        </text:list-item>
        <text:list-item>
          <text:p text:style-name="P29">построение модели блокчейн-системы на основе алгоритма консенсуса, использующего метод доказательства доли владения;</text:p>
        </text:list-item>
        <text:list-item>
          <text:p text:style-name="P29">построение модели криптовалюты;</text:p>
        </text:list-item>
        <text:list-item>
          <text:p text:style-name="P29">применение предложенной модели в разработке криптовалюты.</text:p>
        </text:list-item>
      </text:list>
      <text:p text:style-name="P12"><text:span text:style-name="T11">3</text:span><text:span text:style-name="T2"> </text:span><text:span text:style-name="T11">Число</text:span><text:span text:style-name="T2"> </text:span><text:span text:style-name="T11">источников,</text:span><text:span text:style-name="T2"> </text:span><text:span text:style-name="T11">использованных</text:span><text:span text:style-name="T2"> </text:span><text:span text:style-name="T11">при</text:span><text:span text:style-name="T2"> </text:span><text:span text:style-name="T11">составлении</text:span><text:span text:style-name="T2"> </text:span><text:span text:style-name="T11">обзора</text:span><text:span text:style-name="T2"> </text:span><text:span text:style-name="T4"><text:tab/></text:span><text:span text:style-name="T5">37 <text:s text:c="25"/></text:span></text:p>
      <text:p text:style-name="P12"><text:span text:style-name="T11">4</text:span><text:span text:style-name="T2"> </text:span><text:span text:style-name="T11">Полное</text:span><text:span text:style-name="T2"> </text:span><text:span text:style-name="T11">число источников,</text:span><text:span text:style-name="T2"> </text:span><text:span text:style-name="T11">использованных</text:span><text:span text:style-name="T2"> </text:span><text:span text:style-name="T11">в</text:span><text:span text:style-name="T2"> </text:span><text:span text:style-name="T11">работе</text:span><text:span text:style-name="T2"> </text:span><text:span text:style-name="T4"><text:tab/></text:span><text:span text:style-name="T5">41 <text:s text:c="25"/></text:span></text:p>
      <text:p text:style-name="P12"><text:span text:style-name="T11">5</text:span><text:span text:style-name="T2"> </text:span><text:span text:style-name="T11">В</text:span><text:span text:style-name="T2"> </text:span><text:span text:style-name="T11">том</text:span><text:span text:style-name="T2"> </text:span><text:span text:style-name="T11">числе</text:span><text:span text:style-name="T2"> </text:span><text:span text:style-name="T11">источников</text:span><text:span text:style-name="T2"> </text:span><text:span text:style-name="T11">по</text:span><text:span text:style-name="T2"> </text:span><text:span text:style-name="T11">годам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table:number-columns-spanned="3" office:value-type="string">
            <text:p text:style-name="P27">Отечественных</text:p>
          </table:table-cell>
          <table:covered-table-cell/>
          <table:covered-table-cell/>
          <table:table-cell table:style-name="Table1.A1" table:number-columns-spanned="3" office:value-type="string">
            <text:p text:style-name="P27">Иностранных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8">Последние 5 лет</text:p>
          </table:table-cell>
          <table:table-cell table:style-name="Table1.A1" office:value-type="string">
            <text:p text:style-name="P28">От </text:p>
            <text:p text:style-name="P28">5 до 10 лет</text:p>
          </table:table-cell>
          <table:table-cell table:style-name="Table1.A1" office:value-type="string">
            <text:p text:style-name="P28">Более </text:p>
            <text:p text:style-name="P28">10 лет</text:p>
          </table:table-cell>
          <table:table-cell table:style-name="Table1.A1" office:value-type="string">
            <text:p text:style-name="P28">Последние </text:p>
            <text:p text:style-name="P28">5 лет</text:p>
          </table:table-cell>
          <table:table-cell table:style-name="Table1.A1" office:value-type="string">
            <text:p text:style-name="P28">От </text:p>
            <text:p text:style-name="P28"><text:s/>5 до 10 лет</text:p>
          </table:table-cell>
          <table:table-cell table:style-name="Table1.A1" office:value-type="string">
            <text:p text:style-name="P28">Более </text:p>
            <text:p text:style-name="P28">10 лет</text:p>
          </table:table-cell>
        </table:table-row>
        <table:table-row table:style-name="Table1.3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32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</table:table-row>
      </table:table>
      <text:p text:style-name="P15"><text:span text:style-name="T11">6</text:span><text:span text:style-name="T2"> </text:span><text:span text:style-name="T11">Использование</text:span><text:span text:style-name="T2"> </text:span><text:span text:style-name="T11">информационных</text:span><text:span text:style-name="T2"> </text:span><text:span text:style-name="T11">ресурсов</text:span><text:span text:style-name="T2"> </text:span><text:span text:style-name="T14">Internet</text:span><text:span text:style-name="T2"> </text:span><text:span text:style-name="T5"> <text:s text:c="42"/>23</text:span><text:span text:style-name="T4"><text:tab/></text:span></text:p>
      <text:p text:style-name="P25">7 Использование современных пакетов компьютерных программ и технологий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Пакеты компьютерных программ и технологий</text:p>
          </table:table-cell>
          <table:table-cell table:style-name="Table2.A1" office:value-type="string">
            <text:h text:style-name="P31" text:outline-level="1"><text:bookmark-start text:name="_Toc500326583"/><text:bookmark-start text:name="_Toc500337624"/>Параграф работы<text:bookmark-end text:name="_Toc500326583"/><text:bookmark-end text:name="_Toc500337624"/></text:h>
          </table:table-cell>
        </table:table-row>
        <table:table-row table:style-name="Table2.1">
          <table:table-cell table:style-name="Table2.A1" office:value-type="string">
            <text:p text:style-name="P32">Язык программирования Haskell</text:p>
          </table:table-cell>
          <table:table-cell table:style-name="Table2.A1" office:value-type="string">
            <text:p text:style-name="P1">1,2,3,4</text:p>
          </table:table-cell>
        </table:table-row>
      </table:table>
      <text:p text:style-name="P26"/>
      <text:p text:style-name="P14"><text:span text:style-name="T17">8</text:span><text:span text:style-name="T2"> </text:span><text:span text:style-name="T11">Краткая</text:span><text:span text:style-name="T2"> </text:span><text:span text:style-name="T11">характеристика</text:span><text:span text:style-name="T2"> </text:span><text:span text:style-name="T11">полученных</text:span><text:span text:style-name="T2"> </text:span><text:span text:style-name="T11">результатов</text:span></text:p>
      <text:p text:style-name="P16"><text:span text:style-name="T8">Впервые предложены модель блокчейн-системы общего вида,</text:span><text:span text:style-name="T7"> модель криптовалюты, </text:span><text:span text:style-name="T8">модель блокчейн-системы на основе</text:span><text:span text:style-name="T7"> алгоритма консенсуса, </text:span><text:span text:style-name="T8">реализующего</text:span><text:span text:style-name="T7"> метод доказательства доли влад</text:span><text:span text:style-name="T8">е</text:span><text:span text:style-name="T7">ния. </text:span><text:span text:style-name="T8">Предложена новая модель умных контрактов, по ряду характеристик превосходящая предшествующие.</text:span></text:p>
      <text:p text:style-name="P33">9 Полученные гранты, при выполнении работы: Данная работа не получала грантов.</text:p>
      <text:p text:style-name="P4"><text:span text:style-name="T11">10 Наличие публикаций и выступлений на конференциях по теме выпускной работы</text:span><text:span text:style-name="T3"> </text:span><text:span text:style-name="T6">да</text:span><text:span text:style-name="T10"><text:tab/></text:span></text:p>
      <text:p text:style-name="P4"><text:span text:style-name="T7">Публикации</text:span><text:span text:style-name="T13">:</text:span></text:p>
      <text:list xml:id="list103218174" text:style-name="WWNum4">
        <text:list-item>
          <text:p text:style-name="P35">Агапов Г.Д. Модель блокчейн-системы // Студенческий вестник: научный журнал. № 9(29). Часть 3. – М., Изд. «Интернаука», 2018. – С. 62-64.</text:p>
        </text:list-item>
      </text:list>
      <text:p text:style-name="P34">Конференции</text:p>
      <text:list xml:id="list3035482800" text:style-name="WWNum6">
        <text:list-item>
          <text:p text:style-name="P36">Агапов Г.Д. Модель блокчейн-системы / Г.Д. Агапов // Молодой исследователь: вызовы и перспективы: сб. ст. по материалам LXIX Международной научно-практической конференции «Молодой исследователь: вызовы и перспективы». – № 16(69). – М., Изд. «Интернаука», 2018.</text:p>
        </text:list-item>
      </text:list>
      <text:p text:style-name="P17"/>
      <text:p text:style-name="P17"/>
      <text:p text:style-name="P8"><text:span text:style-name="T11">Студент</text:span><text:span text:style-name="T2"><text:tab/></text:span><text:span text:style-name="T21">Агапов Г. Д</text:span><text:span text:style-name="T19">.<text:tab/></text:span><text:bookmark-start text:name="_Hlk514184983"/><text:span text:style-name="T27"> </text:span><text:span text:style-name="T26">  </text:span><text:bookmark-end text:name="_Hlk514184983"/><text:span text:style-name="T24"><text:tab/></text:span></text:p>
      <text:p text:style-name="P8"><text:span text:style-name="T25">Руководитель</text:span><text:span text:style-name="T18"><text:tab/></text:span><text:span text:style-name="T23">Чивилихин Д.С.</text:span><text:span text:style-name="T9"><text:tab/></text:span><text:span text:style-name="T14"> </text:span><text:span text:style-name="T12">  </text:span><text:span text:style-name="T9"><text:tab/></text:span></text:p>
      <text:p text:style-name="P18"/>
      <text:p text:style-name="P5"><text:span text:style-name="T14">“______” __________________ </text:span><text:span text:style-name="T11">20</text:span><text:span text:style-name="T14">1</text:span><text:span text:style-name="T15">8</text:span><text:span text:style-name="T14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start" style:justify-single-word="false" fo:orphans="2" fo:widows="2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Ноcf0мальный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baseline" style:writing-mode="lr-tb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0in" fo:margin-right="0in" fo:text-align="center" style:justify-single-word="false" fo:orphans="2" fo:widows="2" fo:text-indent="0in" style:auto-text-indent="false" style:vertical-align="auto"/>
      <style:text-properties fo:font-size="11pt" fo:language="ru" fo:country="RU" fo:font-weight="bold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>
      <style:text-properties fo:font-size="11pt" fo:font-weight="bold" style:font-size-asian="11pt" style:font-weight-asian="bold"/>
    </style:style>
    <style:style style:name="FillIn" style:family="text">
      <style:text-properties fo:language="ru" fo:country="RU" fo:font-style="italic" style:language-asian="en" style:country-asian="US" style:font-style-asian="italic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1965in" fo:margin-left="0.19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32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7874in" fo:margin-right="0.5909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гский государственный институт</dc:title>
    <meta:initial-creator>Черненко Елена Ефимовна</meta:initial-creator>
    <meta:creation-date>2018-05-15T21:34:00</meta:creation-date>
    <dc:date>2018-05-24T17:04:11.631536413</dc:date>
    <meta:print-date>1997-11-25T12:14:00</meta:print-date>
    <meta:editing-cycles>9</meta:editing-cycles>
    <meta:editing-duration>PT9M31S</meta:editing-duration>
    <meta:generator>LibreOffice/6.0.2.1.0$Linux_X86_64 LibreOffice_project/00m0$Build-1</meta:generator>
    <meta:document-statistic meta:table-count="2" meta:image-count="0" meta:object-count="0" meta:page-count="2" meta:paragraph-count="59" meta:word-count="316" meta:character-count="2632" meta:non-whitespace-character-count="2252"/>
    <meta:user-defined meta:name="Company">IFMO</meta:user-defined>
    <meta:user-defined meta:name="Operator">Корнеев Георгий Александрович</meta:user-defined>
  </office:meta>
</office:document-meta>
</file>